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847cm" fo:margin-left="-0.106cm" fo:margin-top="0cm" fo:margin-bottom="0cm" table:align="left"/>
    </style:style>
    <style:style style:name="Tableau1.A" style:family="table-column">
      <style:table-column-properties style:column-width="6.84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8.341cm" fo:margin-left="-0.106cm" fo:margin-top="0cm" fo:margin-bottom="0cm" table:align="left"/>
    </style:style>
    <style:style style:name="Tableau2.A" style:family="table-column">
      <style:table-column-properties style:column-width="8.341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5.323cm" fo:margin-left="-0.106cm" fo:margin-top="0cm" fo:margin-bottom="0cm" table:align="left"/>
    </style:style>
    <style:style style:name="Tableau3.A" style:family="table-column">
      <style:table-column-properties style:column-width="5.323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6.35cm" fo:margin-left="-0.106cm" fo:margin-top="0cm" fo:margin-bottom="0cm" table:align="left"/>
    </style:style>
    <style:style style:name="Tableau4.A" style:family="table-column">
      <style:table-column-properties style:column-width="6.35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88bc1" officeooo:paragraph-rsid="00088bc1"/>
    </style:style>
    <style:style style:name="P2" style:family="paragraph" style:parent-style-name="Standard">
      <style:text-properties officeooo:rsid="000a559f" officeooo:paragraph-rsid="000a559f"/>
    </style:style>
    <style:style style:name="P3" style:family="paragraph" style:parent-style-name="Standard">
      <style:text-properties officeooo:rsid="000a559f" officeooo:paragraph-rsid="0026ca1b"/>
    </style:style>
    <style:style style:name="P4" style:family="paragraph" style:parent-style-name="Standard">
      <style:text-properties officeooo:rsid="000c2a47" officeooo:paragraph-rsid="000c2a47"/>
    </style:style>
    <style:style style:name="P5" style:family="paragraph" style:parent-style-name="Standard">
      <style:text-properties fo:color="#ff0000" loext:opacity="100%" officeooo:rsid="000a559f" officeooo:paragraph-rsid="000a559f"/>
    </style:style>
    <style:style style:name="P6" style:family="paragraph" style:parent-style-name="Standard">
      <style:text-properties fo:color="#ff0000" loext:opacity="100%" style:text-line-through-style="none" style:text-line-through-type="none" style:text-underline-style="solid" style:text-underline-width="auto" style:text-underline-color="font-color" officeooo:rsid="000a559f" officeooo:paragraph-rsid="000a559f"/>
    </style:style>
    <style:style style:name="P7" style:family="paragraph" style:parent-style-name="Standard">
      <style:text-properties fo:color="#ff0000" loext:opacity="100%" officeooo:rsid="00283746" officeooo:paragraph-rsid="0031b6f1"/>
    </style:style>
    <style:style style:name="P8" style:family="paragraph" style:parent-style-name="Standard">
      <style:text-properties fo:color="#ff0000" loext:opacity="100%" officeooo:rsid="002a6e3b" officeooo:paragraph-rsid="002a6e3b"/>
    </style:style>
    <style:style style:name="P9" style:family="paragraph" style:parent-style-name="Standard">
      <style:text-properties fo:color="#ff0000" loext:opacity="100%" style:text-underline-style="solid" style:text-underline-width="auto" style:text-underline-color="font-color" officeooo:rsid="00283746" officeooo:paragraph-rsid="00283746"/>
    </style:style>
    <style:style style:name="P10" style:family="paragraph" style:parent-style-name="Standard">
      <style:text-properties fo:color="#ff8000" loext:opacity="100%" officeooo:rsid="000a559f" officeooo:paragraph-rsid="000a559f"/>
    </style:style>
    <style:style style:name="P11" style:family="paragraph" style:parent-style-name="Standard">
      <style:text-properties fo:color="#ff8000" loext:opacity="100%" officeooo:rsid="000a559f" officeooo:paragraph-rsid="000d196a"/>
    </style:style>
    <style:style style:name="P12" style:family="paragraph" style:parent-style-name="Standard">
      <style:text-properties fo:color="#ff8000" loext:opacity="100%" style:text-line-through-style="none" style:text-line-through-type="none" officeooo:rsid="000a559f" officeooo:paragraph-rsid="000c2a47"/>
    </style:style>
    <style:style style:name="P13" style:family="paragraph" style:parent-style-name="Standard">
      <style:text-properties fo:color="#ff8000" loext:opacity="100%" style:text-line-through-style="none" style:text-line-through-type="none" style:text-underline-style="solid" style:text-underline-width="auto" style:text-underline-color="font-color" officeooo:rsid="000a559f" officeooo:paragraph-rsid="000a559f"/>
    </style:style>
    <style:style style:name="P14" style:family="paragraph" style:parent-style-name="Standard">
      <style:text-properties fo:color="#ff8000" loext:opacity="100%" style:text-line-through-style="none" style:text-line-through-type="none" style:text-underline-style="solid" style:text-underline-width="auto" style:text-underline-color="font-color" officeooo:rsid="000a559f" officeooo:paragraph-rsid="000d196a"/>
    </style:style>
    <style:style style:name="P15" style:family="paragraph" style:parent-style-name="Standard">
      <style:text-properties fo:color="#ff8000" loext:opacity="100%" style:text-line-through-style="none" style:text-line-through-type="none" officeooo:rsid="00283746" officeooo:paragraph-rsid="003083e5"/>
    </style:style>
    <style:style style:name="P16" style:family="paragraph" style:parent-style-name="Standard">
      <style:text-properties fo:color="#ff8000" loext:opacity="100%" officeooo:rsid="00283746" officeooo:paragraph-rsid="00283746"/>
    </style:style>
    <style:style style:name="P17" style:family="paragraph" style:parent-style-name="Standard">
      <style:text-properties fo:color="#ff8000" loext:opacity="100%" style:text-underline-style="solid" style:text-underline-width="auto" style:text-underline-color="font-color" officeooo:rsid="00283746" officeooo:paragraph-rsid="00283746"/>
    </style:style>
    <style:style style:name="P18" style:family="paragraph" style:parent-style-name="Standard">
      <style:text-properties fo:color="#00a933" loext:opacity="100%" officeooo:rsid="000a559f" officeooo:paragraph-rsid="000a559f"/>
    </style:style>
    <style:style style:name="P19" style:family="paragraph" style:parent-style-name="Standard">
      <style:text-properties fo:color="#00a933" loext:opacity="100%" style:text-line-through-style="none" style:text-line-through-type="none" style:text-underline-style="solid" style:text-underline-width="auto" style:text-underline-color="font-color" officeooo:rsid="000a559f" officeooo:paragraph-rsid="000a559f"/>
    </style:style>
    <style:style style:name="P20" style:family="paragraph" style:parent-style-name="Standard">
      <style:text-properties fo:color="#00a933" loext:opacity="100%" officeooo:rsid="00283746" officeooo:paragraph-rsid="00283746"/>
    </style:style>
    <style:style style:name="P21" style:family="paragraph" style:parent-style-name="Standard">
      <style:text-properties officeooo:rsid="00166fb9" officeooo:paragraph-rsid="00166fb9"/>
    </style:style>
    <style:style style:name="P22" style:family="paragraph" style:parent-style-name="Standard">
      <style:text-properties style:text-underline-style="solid" style:text-underline-width="auto" style:text-underline-color="font-color" officeooo:rsid="00147a61" officeooo:paragraph-rsid="00147a61"/>
    </style:style>
    <style:style style:name="P23" style:family="paragraph" style:parent-style-name="Standard">
      <style:text-properties style:text-underline-style="solid" style:text-underline-width="auto" style:text-underline-color="font-color" officeooo:rsid="00283746" officeooo:paragraph-rsid="00283746"/>
    </style:style>
    <style:style style:name="P24" style:family="paragraph" style:parent-style-name="Standard">
      <style:text-properties officeooo:rsid="0017ecf6" officeooo:paragraph-rsid="0017ecf6"/>
    </style:style>
    <style:style style:name="P25" style:family="paragraph" style:parent-style-name="Standard">
      <style:text-properties style:text-line-through-style="none" style:text-line-through-type="none" officeooo:rsid="000a559f" officeooo:paragraph-rsid="000a559f"/>
    </style:style>
    <style:style style:name="P26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0a559f" officeooo:paragraph-rsid="000a559f"/>
    </style:style>
    <style:style style:name="P27" style:family="paragraph" style:parent-style-name="Standard">
      <style:text-properties officeooo:rsid="001c0cc4" officeooo:paragraph-rsid="001c0cc4"/>
    </style:style>
    <style:style style:name="P28" style:family="paragraph" style:parent-style-name="Standard">
      <style:paragraph-properties fo:text-align="start" style:justify-single-word="false">
        <style:tab-stops/>
      </style:paragraph-properties>
    </style:style>
    <style:style style:name="P29" style:family="paragraph" style:parent-style-name="Standard">
      <style:text-properties officeooo:rsid="001c3200" officeooo:paragraph-rsid="001c3200"/>
    </style:style>
    <style:style style:name="P30" style:family="paragraph" style:parent-style-name="Standard">
      <style:text-properties officeooo:paragraph-rsid="001c3200"/>
    </style:style>
    <style:style style:name="P31" style:family="paragraph" style:parent-style-name="Standard">
      <style:paragraph-properties fo:break-before="page"/>
      <style:text-properties fo:font-size="12pt" officeooo:rsid="00213374" officeooo:paragraph-rsid="00213374" style:font-size-asian="12pt" style:font-size-complex="12pt"/>
    </style:style>
    <style:style style:name="P32" style:family="paragraph" style:parent-style-name="Standard">
      <style:text-properties fo:font-size="12pt" officeooo:rsid="00213374" officeooo:paragraph-rsid="00213374" style:font-size-asian="12pt" style:font-size-complex="12pt"/>
    </style:style>
    <style:style style:name="P33" style:family="paragraph" style:parent-style-name="Standard">
      <style:text-properties fo:font-size="12pt" officeooo:rsid="0023ce56" officeooo:paragraph-rsid="0023ce56" style:font-size-asian="12pt" style:font-size-complex="12pt"/>
    </style:style>
    <style:style style:name="P34" style:family="paragraph" style:parent-style-name="Standard">
      <style:text-properties fo:font-size="12pt" officeooo:rsid="0023ce56" officeooo:paragraph-rsid="0028f087" style:font-size-asian="12pt" style:font-size-complex="12pt"/>
    </style:style>
    <style:style style:name="P35" style:family="paragraph" style:parent-style-name="Standard">
      <style:text-properties fo:font-size="12pt" officeooo:rsid="002c7ed9" officeooo:paragraph-rsid="002c7ed9" style:font-size-asian="12pt" style:font-size-complex="12pt"/>
    </style:style>
    <style:style style:name="P36" style:family="paragraph" style:parent-style-name="Standard">
      <style:text-properties officeooo:rsid="00283746" officeooo:paragraph-rsid="00283746"/>
    </style:style>
    <style:style style:name="P37" style:family="paragraph" style:parent-style-name="Standard">
      <style:text-properties officeooo:rsid="0028f087" officeooo:paragraph-rsid="0028f087"/>
    </style:style>
    <style:style style:name="P38" style:family="paragraph" style:parent-style-name="Standard">
      <style:text-properties style:use-window-font-color="true" loext:opacity="0%" officeooo:rsid="00334e7b" officeooo:paragraph-rsid="00334e7b"/>
    </style:style>
    <style:style style:name="P39" style:family="paragraph" style:parent-style-name="Standard">
      <style:text-properties officeooo:rsid="00352ffb" officeooo:paragraph-rsid="00352ffb"/>
    </style:style>
    <style:style style:name="P40" style:family="paragraph" style:parent-style-name="Standard">
      <style:text-properties officeooo:rsid="00390698" officeooo:paragraph-rsid="00352ffb"/>
    </style:style>
    <style:style style:name="P41" style:family="paragraph" style:parent-style-name="Standard">
      <style:paragraph-properties fo:break-before="page"/>
      <style:text-properties officeooo:rsid="0039312b" officeooo:paragraph-rsid="0039312b"/>
    </style:style>
    <style:style style:name="P42" style:family="paragraph" style:parent-style-name="Standard">
      <style:text-properties officeooo:rsid="0039312b" officeooo:paragraph-rsid="0039312b"/>
    </style:style>
    <style:style style:name="T1" style:family="text">
      <style:text-properties officeooo:rsid="000c2a47"/>
    </style:style>
    <style:style style:name="T2" style:family="text">
      <style:text-properties officeooo:rsid="000d196a"/>
    </style:style>
    <style:style style:name="T3" style:family="text">
      <style:text-properties officeooo:rsid="000e9928"/>
    </style:style>
    <style:style style:name="T4" style:family="text">
      <style:text-properties officeooo:rsid="000fd7c8"/>
    </style:style>
    <style:style style:name="T5" style:family="text">
      <style:text-properties officeooo:rsid="0010809c"/>
    </style:style>
    <style:style style:name="T6" style:family="text">
      <style:text-properties officeooo:rsid="00166fb9"/>
    </style:style>
    <style:style style:name="T7" style:family="text">
      <style:text-properties officeooo:rsid="0017ecf6"/>
    </style:style>
    <style:style style:name="T8" style:family="text">
      <style:text-properties officeooo:rsid="00196a6e"/>
    </style:style>
    <style:style style:name="T9" style:family="text">
      <style:text-properties officeooo:rsid="001a70b2"/>
    </style:style>
    <style:style style:name="T10" style:family="text">
      <style:text-properties officeooo:rsid="001c0c3a"/>
    </style:style>
    <style:style style:name="T1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0.5pt" style:font-style-asian="normal" style:font-weight-asian="normal" style:font-size-complex="12pt" style:text-emphasize="none"/>
    </style:style>
    <style:style style:name="T13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20b94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0c2a47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10809c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8f087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b7d4a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e6691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f6e22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2fd169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3083e5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31b6f1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32e4dc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35f48a" style:font-style-asian="normal" style:font-weight-asian="normal" style:text-emphasize="none"/>
    </style:style>
    <style:style style:name="T26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3b0325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style:font-name="Liberation Sans" fo:font-style="normal" fo:text-shadow="none" fo:font-weight="normal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" fo:font-style="normal" fo:text-shadow="none" fo:font-weight="normal" officeooo:rsid="003083e5" style:font-style-asian="normal" style:font-weight-asian="normal" style:text-emphasize="none"/>
    </style:style>
    <style:style style:name="T29" style:family="text">
      <style:text-properties style:text-outline="fals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style:text-outline="false" style:font-name="Liberation Sans" fo:font-style="normal" fo:text-shadow="none" style:text-underline-style="none" fo:font-weight="normal" officeooo:rsid="003083e5" style:font-style-asian="normal" style:font-weight-asian="normal" style:text-emphasize="none"/>
    </style:style>
    <style:style style:name="T31" style:family="text">
      <style:text-properties officeooo:rsid="001e15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 d’élèves en 6E et 6F : 24 + 24 = 48</text:p>
      <text:p text:style-name="P1">Nombre de groupes : 3</text:p>
      <text:p text:style-name="P1">48 : 3 = 16</text:p>
      <text:p text:style-name="P1">16 élèves par groupe</text:p>
      <text:p text:style-name="P1">donc je dois en retirer 24 – 16 = 8 du groupe classe</text:p>
      <text:p text:style-name="P24">8 : 24 = 1 : 3 : <text:span text:style-name="T8">je dois retirer un élève sur 3</text:span></text:p>
      <text:p text:style-name="P1">---------------------------------------------</text:p>
      <text:p text:style-name="P2">par niveau <text:span text:style-name="T1">en mathématiques</text:span> en fonction de la dernière évaluation <text:span text:style-name="T5">(découpage très grossier, il n’y a pas trois vrais groupes distincts)</text:span></text:p>
      <text:p text:style-name="P2"/>
      <text:p text:style-name="P2">forts <text:span text:style-name="T7">(9 → </text:span><text:span text:style-name="T10">retirer 3</text:span><text:span text:style-name="T7">) </text:span>: </text:p>
      <text:p text:style-name="P18">Adem</text:p>
      <text:p text:style-name="P18">Helycia</text:p>
      <text:p text:style-name="P26">Hederson</text:p>
      <text:p text:style-name="P5">Adam : <text:span text:style-name="T1">1 retenue pour attitude irrespectueuse</text:span></text:p>
      <text:p text:style-name="P10">Alane : <text:span text:style-name="T1">1 </text:span><text:span text:style-name="T2">exclusion</text:span><text:span text:style-name="T1"> pour absence de matériel</text:span></text:p>
      <text:p text:style-name="P13">Mohammed</text:p>
      <text:p text:style-name="P12">Inès : <text:span text:style-name="T1">1 retenue pour vérification carnet photo manquante après plusieurs avertissement</text:span></text:p>
      <text:p text:style-name="P14">Demba : <text:span text:style-name="T1">1 </text:span><text:span text:style-name="T2">exclusion</text:span><text:span text:style-name="T1"> pour absence de matériel</text:span></text:p>
      <text:p text:style-name="P25">Elvine</text:p>
      <text:p text:style-name="P2"/>
      <text:p text:style-name="P2">moyens <text:span text:style-name="T7">(8 → </text:span><text:span text:style-name="T10">retirer 2 ou 3</text:span><text:span text:style-name="T7">) </text:span>:</text:p>
      <text:p text:style-name="P19">Assia</text:p>
      <text:p text:style-name="P11">Silly : <text:span text:style-name="T1">1 </text:span><text:span text:style-name="T2">exclusion</text:span><text:span text:style-name="T1"> pour absence de matériel</text:span></text:p>
      <text:p text:style-name="P5">Ilyas : <text:span text:style-name="T3">1 exclusion pour attitude irrespectueuse ; 3 retenues pour bavardages / attitude irrespectueuse / violence verbale envers élève </text:span></text:p>
      <text:p text:style-name="P18">Lyna</text:p>
      <text:p text:style-name="P25">Amina</text:p>
      <text:p text:style-name="P13">Jawad</text:p>
      <text:p text:style-name="P26">(Elena)</text:p>
      <text:p text:style-name="P10">(Dylan) : <text:span text:style-name="T2">2 retenues pour vérification carnet, photo manquante malgré de nombreux avertissements / 3 passages sans cartes</text:span></text:p>
      <text:p text:style-name="P2"/>
      <text:p text:style-name="P2">faibles <text:span text:style-name="T7">(7 → </text:span><text:span text:style-name="T10">retirer 2 ou 3</text:span><text:span text:style-name="T7">)</text:span> :</text:p>
      <text:p text:style-name="P5">Nella : <text:span text:style-name="T1">1 retenue pour violence verbale envers élève, attitude irrespectueuse</text:span></text:p>
      <text:p text:style-name="P2">Ilyès</text:p>
      <text:p text:style-name="P6">Danny : <text:span text:style-name="T2">2 retenues pour comportement inadapté en classe et manque de travail / bavardages</text:span></text:p>
      <text:p text:style-name="P10">Hocine : <text:span text:style-name="T3">2 retenues pour vérification carnet, photo manquante malgré plusieurs avertissements / comportement non adapté en classe</text:span></text:p>
      <text:p text:style-name="P2">Adriana</text:p>
      <text:p text:style-name="P26">Chloé</text:p>
      <text:p text:style-name="P5">Ismael : <text:span text:style-name="T4">1 retenue pour violence physique envers élève</text:span></text:p>
      <text:p text:style-name="P2"/>
      <text:p text:style-name="P4">couleurs <text:span text:style-name="T5">pour le comportement</text:span></text:p>
      <text:p text:style-name="P22">récap <text:span text:style-name="T6">comportement </text:span>:</text:p>
      <text:p text:style-name="P21">nombre de rouges : 5 → <text:span text:style-name="T9">retirer 1 ou 2</text:span></text:p>
      <text:p text:style-name="P21">nombre de oranges : 8 → <text:span text:style-name="T9">retirer 2 ou 3</text:span></text:p>
      <text:p text:style-name="P21">nombre de neutres : 7 → <text:span text:style-name="T9">retirer 2 ou 3</text:span></text:p>
      <text:p text:style-name="P21">nombre de verts : 4 → <text:span text:style-name="T9">retirer 1 ou 2</text:span></text:p>
      <text:p text:style-name="P21"/>
      <text:p text:style-name="P21">------------------------------------</text:p>
      <text:p text:style-name="P27"/>
      <text:p text:style-name="P27"><text:soft-page-break/>6EFgrp2 : <text:span text:style-name="T31">(16 élèves)</text:span></text:p>
      <text:p text:style-name="P27"/>
      <text:p text:style-name="P27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8">AZBAYRY Adam</text:p>
          </table:table-cell>
        </table:table-row>
        <table:table-row table:style-name="Tableau1.1">
          <table:table-cell table:style-name="Tableau1.A1" office:value-type="string">
            <text:p text:style-name="P28">BENAYAD Amina</text:p>
          </table:table-cell>
        </table:table-row>
        <table:table-row table:style-name="Tableau1.1">
          <table:table-cell table:style-name="Tableau1.A1" office:value-type="string">
            <text:p text:style-name="P28">BENKERRI Helycia</text:p>
          </table:table-cell>
        </table:table-row>
        <table:table-row table:style-name="Tableau1.1">
          <table:table-cell table:style-name="Tableau1.A1" office:value-type="string">
            <text:p text:style-name="P28">BENSALEM Lyna</text:p>
          </table:table-cell>
        </table:table-row>
        <table:table-row table:style-name="Tableau1.1">
          <table:table-cell table:style-name="Tableau1.A1" office:value-type="string">
            <text:p text:style-name="P28">BOURAGBA Ilyés</text:p>
          </table:table-cell>
        </table:table-row>
        <table:table-row table:style-name="Tableau1.1">
          <table:table-cell table:style-name="Tableau1.A1" office:value-type="string">
            <text:p text:style-name="P28">CELESTIN Nella</text:p>
          </table:table-cell>
        </table:table-row>
        <table:table-row table:style-name="Tableau1.1">
          <table:table-cell table:style-name="Tableau1.A1" office:value-type="string">
            <text:p text:style-name="P28">CHAGA George Alane</text:p>
          </table:table-cell>
        </table:table-row>
        <table:table-row table:style-name="Tableau1.1">
          <table:table-cell table:style-name="Tableau1.A1" office:value-type="string">
            <text:p text:style-name="P28">DABE Inès</text:p>
          </table:table-cell>
        </table:table-row>
        <table:table-row table:style-name="Tableau1.1">
          <table:table-cell table:style-name="Tableau1.A1" office:value-type="string">
            <text:p text:style-name="P28">DIARRA Silly</text:p>
          </table:table-cell>
        </table:table-row>
        <table:table-row table:style-name="Tableau1.1">
          <table:table-cell table:style-name="Tableau1.A1" office:value-type="string">
            <text:p text:style-name="P28">ELGHOR Adem</text:p>
          </table:table-cell>
        </table:table-row>
        <table:table-row table:style-name="Tableau1.1">
          <table:table-cell table:style-name="Tableau1.A1" office:value-type="string">
            <text:p text:style-name="P28">FLEURISSAINT Adriana</text:p>
          </table:table-cell>
        </table:table-row>
        <table:table-row table:style-name="Tableau1.1">
          <table:table-cell table:style-name="Tableau1.A1" office:value-type="string">
            <text:p text:style-name="P28">LOPES MONTEIRO Dylan</text:p>
          </table:table-cell>
        </table:table-row>
        <table:table-row table:style-name="Tableau1.1">
          <table:table-cell table:style-name="Tableau1.A1" office:value-type="string">
            <text:p text:style-name="P28">MAZED Ilyas</text:p>
          </table:table-cell>
        </table:table-row>
        <table:table-row table:style-name="Tableau1.1">
          <table:table-cell table:style-name="Tableau1.A1" office:value-type="string">
            <text:p text:style-name="P28">MENDES LOPES Hederson</text:p>
          </table:table-cell>
        </table:table-row>
        <table:table-row table:style-name="Tableau1.1">
          <table:table-cell table:style-name="Tableau1.A1" office:value-type="string">
            <text:p text:style-name="P28">RAMDANI Hocine</text:p>
          </table:table-cell>
        </table:table-row>
        <table:table-row table:style-name="Tableau1.1">
          <table:table-cell table:style-name="Tableau1.A1" office:value-type="string">
            <text:p text:style-name="P28">SIBY Ismael Asse</text:p>
          </table:table-cell>
        </table:table-row>
      </table:table>
      <text:p text:style-name="Standard"/>
      <text:p text:style-name="P27"/>
      <text:p text:style-name="P29">6EFgrp3 (<text:span text:style-name="T31">8 élèves et </text:span>à compléter)</text:p>
      <text:p text:style-name="P30"><text:span text:style-name="T11"/></text:p>
      <text:p text:style-name="P30"><text:span text:style-name="T11"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8"><text:span text:style-name="T11">AIT HRA </text:span><text:span text:style-name="T12">Assia</text:span></text:p>
          </table:table-cell>
        </table:table-row>
        <table:table-row table:style-name="Tableau2.1">
          <table:table-cell table:style-name="Tableau2.A1" office:value-type="string">
            <text:p text:style-name="P28">AIT-ALI Elena</text:p>
          </table:table-cell>
        </table:table-row>
        <table:table-row table:style-name="Tableau2.1">
          <table:table-cell table:style-name="Tableau2.A1" office:value-type="string">
            <text:p text:style-name="P28">DE GOUAMA Chloé</text:p>
          </table:table-cell>
        </table:table-row>
        <table:table-row table:style-name="Tableau2.1">
          <table:table-cell table:style-name="Tableau2.A1" office:value-type="string">
            <text:p text:style-name="P28">DIABIRA Demba</text:p>
          </table:table-cell>
        </table:table-row>
        <table:table-row table:style-name="Tableau2.1">
          <table:table-cell table:style-name="Tableau2.A1" office:value-type="string">
            <text:p text:style-name="P28">IBOURA Jawad</text:p>
          </table:table-cell>
        </table:table-row>
        <table:table-row table:style-name="Tableau2.1">
          <table:table-cell table:style-name="Tableau2.A1" office:value-type="string">
            <text:p text:style-name="P28">JEAN PHILIPPE Danny</text:p>
          </table:table-cell>
        </table:table-row>
        <table:table-row table:style-name="Tableau2.1">
          <table:table-cell table:style-name="Tableau2.A1" office:value-type="string">
            <text:p text:style-name="P28">KHENISSI Mohamed</text:p>
          </table:table-cell>
        </table:table-row>
        <table:table-row table:style-name="Tableau2.1">
          <table:table-cell table:style-name="Tableau2.A1" office:value-type="string">
            <text:p text:style-name="P28">MENDES LOPES Hederson</text:p>
          </table:table-cell>
        </table:table-row>
      </table:table>
      <text:p text:style-name="Standard"/>
      <text:p text:style-name="P30"><text:span text:style-name="T11"/></text:p>
      <text:p text:style-name="P31"><text:span text:style-name="T13">Nombre total d’élèves en 5E et 5F : 20 + 24 = 44</text:span></text:p>
      <text:p text:style-name="P32"><text:span text:style-name="T13">Nombre de groupes : 3</text:span></text:p>
      <text:p text:style-name="P32"><text:span text:style-name="T13">44 : 3 = 14,666… : </text:span><text:span text:style-name="T14">Il faut un groupe de 14, et deux de 15.</text:span></text:p>
      <text:p text:style-name="P32"><text:span text:style-name="T14"/></text:p>
      <text:p text:style-name="P34"><text:span text:style-name="T14">C</text:span><text:span text:style-name="T13">omme en 5E j’ai </text:span><text:span text:style-name="T17">19</text:span><text:span text:style-name="T13"> élèves, il faut que j’en retire </text:span><text:span text:style-name="T25">4 ou</text:span><text:span text:style-name="T13"> 5. </text:span><text:span text:style-name="T17">(20 en fait mais Meilly est une élève en dispositif ULIS qui ne vient pas en cours de mathématiques)</text:span></text:p>
      <text:p text:style-name="P35"><text:span text:style-name="T25">J</text:span><text:span text:style-name="T13">e dois retirer un peu moins d’un élève sur 4</text:span></text:p>
      <text:p text:style-name="P33"><text:span text:style-name="T13">-----------------------------------</text:span></text:p>
      <text:p text:style-name="P3"><text:span text:style-name="T13">par niveau </text:span><text:span text:style-name="T15">en mathématiques</text:span><text:span text:style-name="T13"> en fonction de la dernière évaluation </text:span><text:span text:style-name="T16">(découpage très grossier, il n’y a pas trois vrais groupes distincts) :</text:span></text:p>
      <text:p text:style-name="P3"><text:span text:style-name="T16"/></text:p>
      <text:p text:style-name="P36"><text:span text:style-name="T16">f</text:span><text:span text:style-name="T13">orts </text:span><text:span text:style-name="T18">(8 → </text:span><text:span text:style-name="T19">j’en retire 1 ou 2</text:span><text:span text:style-name="T18">)</text:span><text:span text:style-name="T13"> :</text:span></text:p>
      <text:p text:style-name="P15"><text:span text:style-name="T29">Youssef : </text:span><text:span text:style-name="T30">1 retenue pour une absence sans motif valable</text:span></text:p>
      <text:p text:style-name="P20"><text:span text:style-name="T13">Duy</text:span></text:p>
      <text:p text:style-name="P20"><text:span text:style-name="T13">Therese</text:span></text:p>
      <text:p text:style-name="P36"><text:span text:style-name="T13">Rabah</text:span></text:p>
      <text:p text:style-name="P7"><text:span text:style-name="T13">Pavlo : </text:span><text:span text:style-name="T23">3 r</text:span><text:span text:style-name="T22">etenue</text:span><text:span text:style-name="T23">s</text:span><text:span text:style-name="T22"> pour une absence sans motif valable </text:span><text:span text:style-name="T23">et 1 retenue pour attitude irrespectueuse et bavardages incessants</text:span></text:p>
      <text:p text:style-name="P36"><text:span text:style-name="T13">Sirine</text:span></text:p>
      <text:p text:style-name="P20"><text:span text:style-name="T13">Dina</text:span></text:p>
      <text:p text:style-name="P23"><text:span text:style-name="T27">Aicha</text:span></text:p>
      <text:p text:style-name="P36"><text:span text:style-name="T13"/></text:p>
      <text:p text:style-name="P36"><text:span text:style-name="T13">Moyens </text:span><text:span text:style-name="T18">(7→ </text:span><text:span text:style-name="T20">j’en retire 1 ou 2</text:span><text:span text:style-name="T18">)</text:span><text:span text:style-name="T13"> :</text:span></text:p>
      <text:p text:style-name="P23"><text:span text:style-name="T27">Jowad</text:span></text:p>
      <text:p text:style-name="P36"><text:span text:style-name="T13">Ayoub</text:span></text:p>
      <text:p text:style-name="P17"><text:span text:style-name="T27">Ritchi</text:span></text:p>
      <text:p text:style-name="P16"><text:span text:style-name="T13">Zainabe : </text:span><text:span text:style-name="T22">1 retenue pour une absence sans motif valable</text:span></text:p>
      <text:p text:style-name="P20"><text:span text:style-name="T13">Guillaume</text:span></text:p>
      <text:p text:style-name="P16"><text:span text:style-name="T13">Kenzy</text:span></text:p>
      <text:p text:style-name="P16"><text:span text:style-name="T13">Mefail</text:span></text:p>
      <text:p text:style-name="P36"><text:span text:style-name="T13"/></text:p>
      <text:p text:style-name="P36"><text:span text:style-name="T13">Faibles </text:span><text:span text:style-name="T18">(4→ </text:span><text:span text:style-name="T20">j’en retire </text:span><text:span text:style-name="T21">0 ou 1</text:span><text:span text:style-name="T18">)</text:span><text:span text:style-name="T13"> :</text:span></text:p>
      <text:p text:style-name="P9"><text:span text:style-name="T27">Belinda : </text:span><text:span text:style-name="T28">1 retenue pour bavardages incessants</text:span></text:p>
      <text:p text:style-name="P16"><text:span text:style-name="T13">Mah</text:span></text:p>
      <text:p text:style-name="P36"><text:span text:style-name="T13">Djamila</text:span></text:p>
      <text:p text:style-name="P8"><text:span text:style-name="T13">(Jasmin) : </text:span><text:span text:style-name="T24">1 retenue pour attitude irrespectueuse et 1 retenue pour insolence, bavardages incessants, comportement non adapté en classe, comportement non adapté hors de la classe</text:span></text:p>
      <text:p text:style-name="P38"><text:span text:style-name="T24"/></text:p>
      <text:p text:style-name="P38"><text:span text:style-name="T24">l</text:span><text:span text:style-name="T13">es couleurs sont pour le comportement</text:span></text:p>
      <text:p text:style-name="P37"><text:span text:style-name="T13"/></text:p>
      <text:p text:style-name="P39"><text:span text:style-name="T13">récap couleurs :</text:span></text:p>
      <text:p text:style-name="P39"><text:span text:style-name="T13">nb de verts : 4 → retirer 0 ou 1</text:span></text:p>
      <text:p text:style-name="P39"><text:span text:style-name="T13">nb de neutres : 6 → retirer 1 ou 2</text:span></text:p>
      <text:p text:style-name="P39"><text:span text:style-name="T13">nb de oranges : 6 → retirer 1 ou 2</text:span></text:p>
      <text:p text:style-name="P39"><text:span text:style-name="T13">nb de rouges : 3 → retirer 0 ou 1</text:span></text:p>
      <text:p text:style-name="P40"><text:span text:style-name="T13"/></text:p>
      <text:p text:style-name="P39"><text:span text:style-name="T13"/></text:p>
      <text:p text:style-name="P41"><text:span text:style-name="T13">5EF grp 1 (15 élèves)</text:span></text:p>
      <text:p text:style-name="P42"><text:span text:style-name="T13"/></text:p>
      <text:p text:style-name="P42"><text:span text:style-name="T13"/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8"><text:span text:style-name="T13">ARBIAB Sirine</text:span></text:p>
          </table:table-cell>
        </table:table-row>
        <table:table-row table:style-name="Tableau3.1">
          <table:table-cell table:style-name="Tableau3.A1" office:value-type="string">
            <text:p text:style-name="P28">BARADJI Ayoub</text:p>
          </table:table-cell>
        </table:table-row>
        <table:table-row table:style-name="Tableau3.1">
          <table:table-cell table:style-name="Tableau3.A1" office:value-type="string">
            <text:p text:style-name="P28">BENAMAR BELKEBIR Kenzy</text:p>
          </table:table-cell>
        </table:table-row>
        <table:table-row table:style-name="Tableau3.1">
          <table:table-cell table:style-name="Tableau3.A1" office:value-type="string">
            <text:p text:style-name="P28">BOURHANE Djamila</text:p>
          </table:table-cell>
        </table:table-row>
        <table:table-row table:style-name="Tableau3.1">
          <table:table-cell table:style-name="Tableau3.A1" office:value-type="string">
            <text:p text:style-name="P28">CAO Guillaume</text:p>
          </table:table-cell>
        </table:table-row>
        <table:table-row table:style-name="Tableau3.1">
          <table:table-cell table:style-name="Tableau3.A1" office:value-type="string">
            <text:p text:style-name="P28">COULIBALY Zainabe</text:p>
          </table:table-cell>
        </table:table-row>
        <table:table-row table:style-name="Tableau3.1">
          <table:table-cell table:style-name="Tableau3.A1" office:value-type="string">
            <text:p text:style-name="P28">EL MOUSSI Youssef Rayan</text:p>
          </table:table-cell>
        </table:table-row>
        <table:table-row table:style-name="Tableau3.1">
          <table:table-cell table:style-name="Tableau3.A1" office:value-type="string">
            <text:p text:style-name="P28">GUIKAHUIE Mah</text:p>
          </table:table-cell>
        </table:table-row>
        <table:table-row table:style-name="Tableau3.1">
          <table:table-cell table:style-name="Tableau3.A1" office:value-type="string">
            <text:p text:style-name="P28">HUYNH Duy</text:p>
          </table:table-cell>
        </table:table-row>
        <table:table-row table:style-name="Tableau3.1">
          <table:table-cell table:style-name="Tableau3.A1" office:value-type="string">
            <text:p text:style-name="P28">JOCELYN Therese</text:p>
          </table:table-cell>
        </table:table-row>
        <table:table-row table:style-name="Tableau3.1">
          <table:table-cell table:style-name="Tableau3.A1" office:value-type="string">
            <text:p text:style-name="P28">MESSAOUDENE Rabah</text:p>
          </table:table-cell>
        </table:table-row>
        <table:table-row table:style-name="Tableau3.1">
          <table:table-cell table:style-name="Tableau3.A1" office:value-type="string">
            <text:p text:style-name="P28">MUSTAFA Mefail</text:p>
          </table:table-cell>
        </table:table-row>
        <table:table-row table:style-name="Tableau3.1">
          <table:table-cell table:style-name="Tableau3.A1" office:value-type="string">
            <text:p text:style-name="P28">SEMEDO DOS SANTOS Meilly</text:p>
          </table:table-cell>
        </table:table-row>
        <table:table-row table:style-name="Tableau3.1">
          <table:table-cell table:style-name="Tableau3.A1" office:value-type="string">
            <text:p text:style-name="P28">SHPYNTA Pavlo</text:p>
          </table:table-cell>
        </table:table-row>
        <table:table-row table:style-name="Tableau3.1">
          <table:table-cell table:style-name="Tableau3.A1" office:value-type="string">
            <text:p text:style-name="P28">STEFAN Jasmin-Saida</text:p>
          </table:table-cell>
        </table:table-row>
        <table:table-row table:style-name="Tableau3.1">
          <table:table-cell table:style-name="Tableau3.A1" office:value-type="string">
            <text:p text:style-name="P28">ZEROUALI Dina</text:p>
          </table:table-cell>
        </table:table-row>
      </table:table>
      <text:p text:style-name="Standard"/>
      <text:p text:style-name="P42"><text:span text:style-name="T13">5EF grp 3 </text:span><text:span text:style-name="T26">(4 élèves </text:span></text:p>
      <text:p text:style-name="P42"><text:span text:style-name="T13"/></text:p>
      <text:p text:style-name="P42"><text:span text:style-name="T13"/>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28"><text:span text:style-name="T13">ADRACHI SAID Jowad</text:span></text:p>
          </table:table-cell>
        </table:table-row>
        <table:table-row table:style-name="Tableau4.1">
          <table:table-cell table:style-name="Tableau4.A1" office:value-type="string">
            <text:p text:style-name="P28">BARUTI Ritchi</text:p>
          </table:table-cell>
        </table:table-row>
        <table:table-row table:style-name="Tableau4.1">
          <table:table-cell table:style-name="Tableau4.A1" office:value-type="string">
            <text:p text:style-name="P28">CAMARA Aicha</text:p>
          </table:table-cell>
        </table:table-row>
        <table:table-row table:style-name="Tableau4.1">
          <table:table-cell table:style-name="Tableau4.A1" office:value-type="string">
            <text:p text:style-name="P28">PIERRE-LOUIS Belinda</text:p>
          </table:table-cell>
        </table:table-row>
      </table:table>
      <text:p text:style-name="Standard"/>
      <text:p text:style-name="P42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6:01:48.514000000</meta:creation-date>
    <dc:date>2024-10-03T17:10:36.540000000</dc:date>
    <meta:editing-duration>PT1H8M31S</meta:editing-duration>
    <meta:editing-cycles>44</meta:editing-cycles>
    <meta:generator>LibreOffice/7.4.3.2$Windows_X86_64 LibreOffice_project/1048a8393ae2eeec98dff31b5c133c5f1d08b890</meta:generator>
    <meta:document-statistic meta:table-count="4" meta:image-count="0" meta:object-count="0" meta:page-count="4" meta:paragraph-count="125" meta:word-count="674" meta:character-count="3723" meta:non-whitespace-character-count="3170"/>
  </office:meta>
</office:document-meta>
</file>